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This is fucking outrageous. This is absolutely fucking outrageous.</text:p>
      <text:p text:style-name="Normal">That’s only what your instincts tell you. Your <text:span text:style-name="T1">first</text:span> instincts. If you only look at the situation for a little longer, you understand that it’s not just reasonable, it’s also the best way to do things. Or, would you like to try your chance at a greedy algorithm approach again? Children need parents to guide them to the best possible path.</text:p>
      <text:p text:style-name="Normal">Never forget this: you’re no God of theirs, you’re their parent. It is your duty as a parent to see their story through and make it as beautiful as possible. Or rather, no, not beautiful. Make their story worth living. Give them a life worth living. So, remember: you are a parent. You help determine their future in great part, but what ultimately happens... You’ll have to be an incredibly good parent in order to... This is wrong. I can’t determine their future for them. I can only decide what events they’ll go through.</text:p>
      <text:p text:style-name="Normal">I want to give them a certain ending, I want to convey a message of hope... But I don’t get to decide what they choose to do. If i simply force them to do what i want them to do, there’s no meaning to this, there’ll be no soul to this story.</text:p>
      <text:p text:style-name="Normal">I see... The events I put them through has, as output, a softmax’s output. A series of probabilities of what will happen. For example, if I go through with the ending I have in mind, I have essentially 100% chance that she will do what i want her to do. How is that different from just having her do exactly what I want her to do? Isn’t it like giving her the illusion of choice?</text:p>
      <text:p text:style-name="Normal">but at the same time, I feel like it’s different, I feel like there’s a massive difference... But... The difference I’m thinking of doesn’t make sense. the difference i’m thinking of is only applicable to actual souls, not to fictional characters... Or could it be that...?</text:p>
      <text:p text:style-name="Normal">The massive difference I’m thinking of is growth. A person can grow by going through certain experiences, by reacting to those experiences. They will choose themselves what path they’ll take, it will have been of their own volition, even if fate had already preordained it would happen. Not all the determinism in the world can take away the fact that ultimately, what they make of their experiences is their choice. Not all the destiny, fate or whatever in the world can take away the fact that ultimately, someone’s choice is their choice, no matter how much the world has been skewed to make them make their choice. it will have been something of their choosing, not something forced upon them. And... I now see that the same can be true for fictional characters. Just like it can be true for me, a living, breathing human. I see...</text:p>
      <text:p text:style-name="Normal">I believe in God, and I believe in souls. So, it’s only natural that right now, I’m wondering if God is writing my story in the same way I’m writing her stor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